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percentage is much higher. <text:s/>For example, in California 95% of the population is urban (US Census 2010). <text:s/>While urbanization brings promises of economic and other opportunities, it has also historically contributed to our detachment from nature. </text:span></text:p>
      <text:p text:style-name="p4"><text:span text:style-name="c0"><text:tab/>There is no doubt that by virtue of design and historical definition, cities physically separate urban citizens from wild landscapes. <text:s/>The literal boundary between urban and wild spaces is almost always clearly visible and poignantly felt. <text:s/>This stark geographical contrast has also taken over our psychological perceptions of nature. <text:s/>We now commonly think of nature as the grand scenery that exists outside of cities. <text:s/>People go, or believe they have to go, outside of the city to seek experiences with nature. <text:s/>We have somehow forgotten about the nature that exists in urban spaces - urban creeks and their fish, local and migratory birds, soil creatures and etc - or are all these somehow less “natural” and “wild” simply because they live near us? <text:s text:c="3"/><text:tab/></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EGA). <text:s/>New generations have no memory of the natural environment as it might have been during prior generations. <text:s/>Without any intervention, like outdoor education, EG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and structured to persist. <text:s/>Yet, we must solve this complex problem. <text:s/>An integral part of the solution is increased recognition that the geographic reality of “nature” is not a rigid spatial dichotomy between “urban” and “wild”, but a complex network of life and the physical environments that nourishes it, existing inside and outside of cities, even connecting cities through the flow of water and nutrients, and the migration of animals. <text:s/>Nature - wild nature - is very much present in cities, and is most visible in the wildlife that seeks to use our urban trees, creeks, backyard gardens, and local parks. <text:s/>Most cities do not offer stereotypical grand wild landscap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 metropolis, with high urban density and an increasing transient population that comes here to work and study. <text:s/>But the San Francisco Bay Area is also an ecologically vital estuary system and is internationally recognized as a biodiversity hotspot. <text:s/>If the SF Bay Area is to have a future that sustains a growing human population, but also preserves its unique habitats and status as a biodiversity hotspot, it is paramount that we do a better job of reversing our detachment from nature and regaining our ecological intuition. <text:s/></text:span></text:p>
      <text:p text:style-name="p4"><text:span text:style-name="c0"><text:tab/>A great way to start is by learning to recognize the living and non-living natural systems that exist in our urban spaces. But how do we do that at the city scale? <text:s/>How does an entire urban citizenry become more ecologically aware? <text:s/>So far, the common approach to ecological literacy has been through place-based environmental education programs and initiatives, that often target children and youth, with the idea that young adults represent our future. <text:s/>Place-based environmental education is shown to improve children's environmental awareness, interests, and intentions, and the results of hands-on workshops improve children’s awareness of invisible forms of water and air pollution (Kubota et al. 2013, others?). <text:s/></text:span></text:p>
      <text:p text:style-name="p1"><text:span text:style-name="c0"><text:tab/>The success behind place-based environmental education is part due to its focus on places that are dear to us, such as the places where we live (e.g. Kubota et al. 2013). Stedman (2002, 577) shows that “we are willing to fight for places that are more central to our identities and that we perceive as being in less-than-optimal condition.” Such places can be our homes, backyards, local neighborhoods, and even our cities; they tend to hold deep significance for us and we feel certain levels of ownership of these local places, which is a major variable in responsible citizen behavior (Hungerford and Volk 1990). <text:s/>These local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Even though knowledge alone does not guarantee action, Hungerfold and Volk (1990) explain that cognizance of an issue is a prerequisite to action. An ecologically literate public is more likely to understand and support both bottom-up and top-down environmental solutions, especially if the public feels personally invested and has the tools to change its behavior (Stevenson et al. 2013; Zion et al. 2011). <text:s/>Ecological and natural science knowledge empowers communities by providing them with the information and tools to tackle local issues like public health (), climate change and habitat destruction (Thomashow 2002). <text:s/>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newed, updated, and acted upon. <text:s/></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As mentioned earlier, the success of place-based environmental education initiatives is partly due to the focus on places that are close to us. <text:s/>This emotional attachment that we form with places is called “place-attachment” by environmental psychologists. <text:s/>In fact, the stronger our place-attachment to the natural environment, the more likely we are to exhibit pro-environmental behavior (Scannell and Gifford 2010, others?). <text:s/>But Vorkin and Reese (2001) say that we must also understand what the environment means to us in order to understand our environmental behavior. <text:s/>In other words, pro-environmental behavior and environmental concern are not only dependent on the strength of our place-attachment to the local natural environment, but they are also dependent on what that environment means to us. Brehm, Eisenhauer, and Stedman (2013, 533) explain that what a place means to us is representative of our “perceived interconnection between [our]selves and nature (biosphere) rooted in the contextual element of the specific place.”</text:span></text:p>
      <text:p text:style-name="p1"><text:span text:style-name="c0"><text:tab/>With all this in mind, place-based environmental education might actually be doing more than environmental education. <text:s/>Is it possible that by learning about our local environment, we are learning to see our backyards, neighborhoods and cities in a new way?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text:span text:style-name="c0">2.4: Measuring Place-Meaning</text:span></text:p>
      <text:p text:style-name="p4"><text:span text:style-name="c0"><text:tab/>There is a clear divergences in quantitative and qualitative methodology for studying place-meanings. <text:s/>Quantitative methods utilize Likert scales that measure a participant’s level of agreement with a given statement (e.g. ... ).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On the other hand, 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
      <text:p text:style-name="p4"/>
      <text:p text:style-name="p4"><text:span text:style-name="c0"><text:tab/></text:span></text:p>
      <text:p text:style-name="p4"><text:span text:style-name="c5">6. Measuring &amp; Studying Place-attachment and Place Meaning</text:span></text:p>
      <text:p text:style-name="p4"/>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And there is debate on whether it is </text:span></text:p>
      <text:p text:style-name="p4"/>
      <text:p text:style-name="p4"/>
      <text:p text:style-name="p4"><text:span text:style-name="c0">guide study participants into expressing feelings, thoughts, and beliefs regarding place, from which the researcher will <text:s/>Quantitative methodologies will pre-define place-meanings and place-attachment for the participants of their study, so that all the participant has to do is agree or disagree on a Likert scale with the given statement. <text:s text:c="2"/></text:span></text:p>
      <text:p text:style-name="p4"><text:span text:style-name="c0"><text:tab/>The quantitative approach consists of obtaining a large sample of participants who are given <text:s/>Likert scale survey with statements that the authors deem representative of place-attachment or various place-meanings. </text:span></text:p>
      <text:p text:style-name="p4"><text:span text:style-name="c0"><text:tab/>Qualitative research has shown that place-meanings, and place-attachment, are interrelated in a complex web which would be impossible to capture with conventional quantitative measuring scales (Davenport and Anderson 2005; Manzo 2008). <text:s/></text:span></text:p>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text:span text:style-name="c0">The research referenced here uses predominantly a positivist approach or hypothesis testing in assessing place-attachment and place-meanings.</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text:span text:style-name="c0"><text:tab/></text:span></text:p>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4. Gaps, and Inconsistencies in the Literature</text:span></text:p>
      <text:p text:style-name="p4"/>
      <text:p text:style-name="p4"><text:span text:style-name="c0">4.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4.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search designs</text:span></text:p>
      <text:p text:style-name="p4"><text:span text:style-name="c0"><text:tab/>Most research methodologies have used a positivist approach with deductive or theory testing techniques (). <text:s/>Others, like Davenport and Anderson (2005) used an interpretive research design, with data collection and analysis geared toward induction and theory generation. <text:s/></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Stedman 2003a). </text:span></text:p>
      <text:p text:style-name="p4"><text:span text:style-name="c0"><text:tab/>Snowball, or network, sampling is quite common in qualitative studies (e.g., Cantrill 1998; Manzo 2005; Davenport and Anderson 2005), where an initial set of participants each recommends more participants.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Instruments:</text:span></text:p>
      <text:p text:style-name="p4"><text:span text:style-name="c0"><text:tab/>Interviews: Researchers have used open-ended questions with follow-up probing questions (Cantrill 1998; Davenport and Anderson 2005) and semi-structured (Gustafson 2001; Manzo 2005) are common. <text:s text:c="2"/></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1"><text:span text:style-name="c0"><text:tab/>Likert-scale surveys: Likert-scale mail-in surveys are fairly common in studying place attachment. <text:s/>A five-point (e.g., Nanzer 2004) or a seven-point Likert scale (e.g., Stedman 2003a; Brehm, Eisenhauer, &amp; Stedman 2013) ranging from “strongly disagree” to “strongly agree” is utilized to measure a person’s level of agreement with a statement. <text:s/>Statements are designed to reflect place-attachment or other sense-of-place concepts. <text:s/></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1"><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Maximum likelihood factor analysis (Stedman 2002)</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People naturally express place-meanings and place-attachments through storytelling. Davenport and Anderson (2005) extracted meanings and attachment to the Niobrara river from their participants’ storytelling. <text:s/>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office:text>
  </office:body>
</office:document-content>
</file>